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ef19" officeooo:paragraph-rsid="0005ef19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5pt" officeooo:rsid="0005ef19" officeooo:paragraph-rsid="0005ef19" style:font-size-asian="15pt" style:font-size-complex="15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5pt" officeooo:rsid="000f8664" officeooo:paragraph-rsid="000f8664" style:font-size-asian="15pt" style:font-size-complex="15pt"/>
    </style:style>
    <style:style style:name="P4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2pt" officeooo:rsid="000f8664" officeooo:paragraph-rsid="000f8664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f8664" officeooo:paragraph-rsid="000f8664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5ef19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paragraph-rsid="0005ef19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officeooo:paragraph-rsid="0005ef19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officeooo:paragraph-rsid="0006f47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6f47d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8beb5"/>
    </style:style>
    <style:style style:name="P12" style:family="paragraph" style:parent-style-name="Standard" style:list-style-name="L6">
      <style:paragraph-properties fo:line-height="150%" fo:text-align="justify" style:justify-single-word="false"/>
      <style:text-properties officeooo:paragraph-rsid="000a3d29"/>
    </style:style>
    <style:style style:name="P13" style:family="paragraph" style:parent-style-name="Standard" style:list-style-name="L6">
      <style:paragraph-properties fo:line-height="150%" fo:text-align="justify" style:justify-single-word="false"/>
      <style:text-properties officeooo:paragraph-rsid="000a8634"/>
    </style:style>
    <style:style style:name="P14" style:family="paragraph" style:parent-style-name="Standard" style:list-style-name="L6">
      <style:paragraph-properties fo:line-height="150%" fo:text-align="justify" style:justify-single-word="false"/>
      <style:text-properties officeooo:paragraph-rsid="000c0217"/>
    </style:style>
    <style:style style:name="P15" style:family="paragraph" style:parent-style-name="Standard" style:list-style-name="L6">
      <style:paragraph-properties fo:line-height="150%" fo:text-align="justify" style:justify-single-word="false"/>
      <style:text-properties officeooo:paragraph-rsid="000f8664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0f8664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0e0f9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officeooo:paragraph-rsid="0005ef19" style:font-size-asian="12pt" style:font-size-complex="12pt"/>
    </style:style>
    <style:style style:name="P19" style:family="paragraph" style:parent-style-name="Standard" style:list-style-name="L4">
      <style:paragraph-properties fo:line-height="150%" fo:text-align="justify" style:justify-single-word="false"/>
      <style:text-properties officeooo:rsid="0008beb5" officeooo:paragraph-rsid="0008beb5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095afd" officeooo:paragraph-rsid="00095afd"/>
    </style:style>
    <style:style style:name="P21" style:family="paragraph" style:parent-style-name="Standard" style:list-style-name="L5">
      <style:paragraph-properties fo:line-height="150%" fo:text-align="justify" style:justify-single-word="false"/>
      <style:text-properties officeooo:rsid="00095afd" officeooo:paragraph-rsid="00095afd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officeooo:rsid="000b017a" officeooo:paragraph-rsid="000c0217"/>
    </style:style>
    <style:style style:name="P23" style:family="paragraph" style:parent-style-name="Standard" style:list-style-name="L6">
      <style:paragraph-properties fo:line-height="150%" fo:text-align="justify" style:justify-single-word="false"/>
      <style:text-properties officeooo:rsid="000c0217" officeooo:paragraph-rsid="000c0217"/>
    </style:style>
    <style:style style:name="P24" style:family="paragraph" style:parent-style-name="Standard" style:list-style-name="L6">
      <style:paragraph-properties fo:line-height="150%" fo:text-align="justify" style:justify-single-word="false"/>
      <style:text-properties officeooo:rsid="000f8664" officeooo:paragraph-rsid="000f8664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0f8664" officeooo:paragraph-rsid="000f8664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officeooo:rsid="0010e0f9" officeooo:paragraph-rsid="0010e0f9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10e0f9" officeooo:paragraph-rsid="0010e0f9"/>
    </style:style>
    <style:style style:name="T1" style:family="text">
      <style:text-properties style:font-name="Times New Roman" officeooo:rsid="0005ef19"/>
    </style:style>
    <style:style style:name="T2" style:family="text">
      <style:text-properties style:font-name="Times New Roman" officeooo:rsid="0006f47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05ef19" style:font-size-asian="12pt" style:font-size-complex="12pt"/>
    </style:style>
    <style:style style:name="T5" style:family="text">
      <style:text-properties style:font-name="Times New Roman" fo:font-size="12pt" officeooo:rsid="0006f47d" style:font-size-asian="12pt" style:font-size-complex="12pt"/>
    </style:style>
    <style:style style:name="T6" style:family="text">
      <style:text-properties style:font-name="Times New Roman" fo:font-size="12pt" officeooo:rsid="00087a8c" style:font-size-asian="12pt" style:font-size-complex="12pt"/>
    </style:style>
    <style:style style:name="T7" style:family="text">
      <style:text-properties style:font-name="Times New Roman" fo:font-size="12pt" officeooo:rsid="0008beb5" style:font-size-asian="12pt" style:font-size-complex="12pt"/>
    </style:style>
    <style:style style:name="T8" style:family="text">
      <style:text-properties style:font-name="Times New Roman" fo:font-size="12pt" officeooo:rsid="00095afd" style:font-size-asian="12pt" style:font-size-complex="12pt"/>
    </style:style>
    <style:style style:name="T9" style:family="text">
      <style:text-properties style:font-name="Times New Roman" fo:font-size="12pt" officeooo:rsid="000a3d29" style:font-size-asian="12pt" style:font-size-complex="12pt"/>
    </style:style>
    <style:style style:name="T10" style:family="text">
      <style:text-properties style:font-name="Times New Roman" fo:font-size="12pt" officeooo:rsid="000a8634" style:font-size-asian="12pt" style:font-size-complex="12pt"/>
    </style:style>
    <style:style style:name="T11" style:family="text">
      <style:text-properties style:font-name="Times New Roman" fo:font-size="12pt" officeooo:rsid="000b017a" style:font-size-asian="12pt" style:font-size-complex="12pt"/>
    </style:style>
    <style:style style:name="T12" style:family="text">
      <style:text-properties style:font-name="Times New Roman" fo:font-size="12pt" officeooo:rsid="000c0217" style:font-size-asian="12pt" style:font-size-complex="12pt"/>
    </style:style>
    <style:style style:name="T13" style:family="text">
      <style:text-properties style:font-name="Times New Roman" fo:font-size="12pt" officeooo:rsid="000e1434" style:font-size-asian="12pt" style:font-size-complex="12pt"/>
    </style:style>
    <style:style style:name="T14" style:family="text">
      <style:text-properties style:font-name="Times New Roman" fo:font-size="12pt" officeooo:rsid="000f8664" style:font-size-asian="12pt" style:font-size-complex="12pt"/>
    </style:style>
    <style:style style:name="T15" style:family="text">
      <style:text-properties style:font-name="Times New Roman" fo:font-size="12pt" officeooo:rsid="0010e0f9" style:font-size-asian="12pt" style:font-size-complex="12pt"/>
    </style:style>
    <style:style style:name="T16" style:family="text">
      <style:text-properties style:font-name="Times New Roman" fo:font-size="12pt" officeooo:rsid="0011a1de" style:font-size-asian="12pt" style:font-size-complex="12pt"/>
    </style:style>
    <style:style style:name="T17" style:family="text">
      <style:text-properties style:font-name="Times New Roman" officeooo:rsid="0011a1de"/>
    </style:style>
    <style:style style:name="T18" style:family="text">
      <style:text-properties officeooo:rsid="0010e0f9"/>
    </style:style>
    <style:style style:name="T19" style:family="text">
      <style:text-properties officeooo:rsid="0011a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ojamentos AE</text:p>
      <text:p text:style-name="P2">Primeiro trabalho de Tecnologias Web</text:p>
      <text:p text:style-name="P2">Por: Carlos Palma (46520)</text:p>
      <text:p text:style-name="P2"/>
      <text:list xml:id="list4174041235" text:style-name="L2">
        <text:list-item>
          <text:p text:style-name="P8"><text:span text:style-name="T4">Introdução:</text:span></text:p>
        </text:list-item>
      </text:list>
      <text:p text:style-name="P18"><text:span text:style-name="T1">Foi proposto pelo professor José Sai</text:span><text:span text:style-name="T2">a</text:span><text:span text:style-name="T1">s responsável pela cadeira de Tecnologias Web da Universidade de Évora o desenvolvimento de uma interface web para gerir os anúncios de quartos para arrendar, e também as respetivas solicitações/procura. Neste mesmo trabalho apenas necessitei de desenvolver o client-side ainda sem desenvolver os recursos no servidor.</text:span></text:p>
      <text:p text:style-name="P18"><text:span text:style-name="T1"/></text:p>
      <text:list xml:id="list3029132089" text:style-name="L1">
        <text:list-item>
          <text:p text:style-name="P7"><text:span text:style-name="T4">Tecnologias utilizadas:</text:span></text:p>
        </text:list-item>
      </text:list>
      <text:p text:style-name="P6"><text:span text:style-name="T4">Na realização do trabalho em quest</text:span><text:span text:style-name="T5">ão</text:span><text:span text:style-name="T4"> utilizei HTML, CSS e JavaScript (ambos em modo externo), </text:span><text:span text:style-name="T5">de forma a tornar a realização do trabalho mais intuitiva(pelo menos para mim) utilizei também a biblioteca JavaScript jQuery em especial destaque a função ajax responsável por requisições assíncronas, atualizando partes da </text:span><text:span text:style-name="T16">web page </text:span><text:span text:style-name="T5">mesm</text:span><text:span text:style-name="T16">o</text:span><text:span text:style-name="T5"> sem a necessidade de recarregar todo </text:span><text:span text:style-name="T16">conteudo.</text:span></text:p>
      <text:p text:style-name="P18"><text:span text:style-name="T2"/></text:p>
      <text:list xml:id="list1395480973" text:style-name="L3">
        <text:list-item>
          <text:p text:style-name="P9"><text:span text:style-name="T5">HTML:</text:span></text:p>
        </text:list-item>
      </text:list>
      <text:p text:style-name="P10"><text:span text:style-name="T5">Com recurso a HTML escrevi as páginas base </text:span><text:span text:style-name="T6">do projeto, entre as quais a homepage(index.html) </text:span><text:span text:style-name="T7">onde são apresentados os 3 últimos <text:s/>anúncios em destaque tanto de procura como de oferta</text:span><text:span text:style-name="T6">, a página responsável pela apresentação da procura/listagem de anúncios e detalhar os mesmos(anuncios.html) presente na mesma encontra-se um formulário responsável pela filtragem de resultados e algumas divs onde serão apresentados os resultados através de JavaScript, a página responsável pela criação dos anúncios(criar_anuncio.html) onde apenas é apresentado um formulário responsável pelos dados do anuncio e respetivo anunciante e por ultima a página responsável pela vista de administrador(gestao_plantaforma.</text:span><text:span text:style-name="T7">html</text:span><text:span text:style-name="T6">) onde é possível </text:span><text:span text:style-name="T7">ver detalhes do anuncio e </text:span><text:span text:style-name="T6">controlar os anúncios(ativar/desativar). </text:span><text:span text:style-name="T7">Tanto o header da página como o footer est</text:span><text:span text:style-name="T16">ã</text:span><text:span text:style-name="T7">o presentes em todas as páginas html, o header contem o titulo e subtítulos e uma barra através da qual é possível aceder às diferentes páginas html, por sua vez o footer contem <text:s/>uma zona para patrocinadores, contactos e os créditos da aplicação web. </text:span><text:span text:style-name="T8">Através dos documentos html são também importados os documentos JavaScript e definida a utilização das suas funções.</text:span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oft-page-break/><text:span text:style-name="T7"/></text:p>
      <text:list xml:id="list305153417" text:style-name="L4">
        <text:list-item>
          <text:p text:style-name="P19"><text:span text:style-name="T3">CSS</text:span></text:p>
        </text:list-item>
      </text:list>
      <text:p text:style-name="P11"><text:span text:style-name="T7">O documento CSS é responsável pelos aspetos estéticos da web page tais como cores, localização dos diversos elementos, </text:span><text:span text:style-name="T8">tamanhos de letras etc.</text:span></text:p>
      <text:p text:style-name="P20"><text:span text:style-name="T3">Todo o documento foi devidamente comentado de forma a ser percetível a quem o lê que partes são responsáveis por o que.</text:span></text:p>
      <text:p text:style-name="P20"><text:span text:style-name="T3"/></text:p>
      <text:list xml:id="list2360242234" text:style-name="L5">
        <text:list-item>
          <text:p text:style-name="P21"><text:span text:style-name="T3">JavaScript</text:span></text:p>
        </text:list-item>
      </text:list>
      <text:p text:style-name="P20"><text:span text:style-name="T3">Devido à extensão do código JavaScript irei de seguida enumerar as diferentes funções presentes no mesmo e explicar em suma o funcionamento das mesmas:</text:span></text:p>
      <text:list xml:id="list3192516878" text:style-name="L6">
        <text:list-item>
          <text:p text:style-name="P12"><text:span text:style-name="T9">registo_anuncio(event) - função chamada aquando da criação de um anuncio, a mesma serializa os dados do formulário, verifica qual o tipo de anuncio e envia os dados utilizando um pedido HTTP POST para o URL correspondente ao tipo de anuncio (procura/oferta), por fim após realizar o pedido alerta o utilizador do facto do pedido ter sido realizado e qual o aid do respetivo anuncio.</text:span></text:p>
        </text:list-item>
        <text:list-item>
          <text:p text:style-name="P12"><text:span text:style-name="T9">listar_anuncios(event) - função responsável por listar os anúncios pretendidos pelo utilizador, a mesma serializa os dados de filtragem de anúncios preenchidos pelo utilizador e faz um pedido POST, receb</text:span><text:span text:style-name="T10">e</text:span><text:span text:style-name="T9"> os dados por parte do utilizador <text:s/>e </text:span><text:span text:style-name="T10">lista os aids consoante o tipo pedido pelo utilizador, é também responsável pela criação dos botões para a paginação e responsável pelas chamadas de função das funções responsáveis pela paginação e pelo detalhar do anuncio.</text:span></text:p>
        </text:list-item>
        <text:list-item>
          <text:p text:style-name="P13"><text:span text:style-name="T10">oferta_destaque()/procura_destaque() - funções responsáveis por apresentar os anúncios em destaque de oferta e procura respetivamente, as funções fazem um pedido </text:span><text:span text:style-name="T16">POST</text:span><text:span text:style-name="T10">, consoante o tipo de anuncio, através dos dados recebidos verificam quais os 3 últimos anúncios ativos inseridos de cada tipo e colocam os mesmos nas divs correspondentes.</text:span></text:p>
        </text:list-item>
        <text:list-item>
          <text:p text:style-name="P13"><text:span text:style-name="T10">detalhar_anuncio(aid, id_anun) - <text:s/></text:span><text:span text:style-name="T11">função responsável por apresentar os detalhes do anuncio, recebe o aid e a div correspondente ao anuncio e faz um pedido POST com o aid do mesmo, recebe os dados cria e adiciona à div os parâmetros do anuncio</text:span><text:span text:style-name="T5">, </text:span><text:span text:style-name="T11">é também responsável por chamar as funções que tratam do envio de mensagens e da apresentação da interface de utilizador.</text:span></text:p>
        </text:list-item>
        <text:list-item>
          <text:p text:style-name="P22"><text:span text:style-name="T3">gere_anuncios() - <text:s/>função responsável por gerir a interface de administrador, lista os anúncios ativos e inativos através da informação recebida através de um pedido POST, </text:span><text:span text:style-name="T10">é também responsável pela criação dos botões para a paginação e pelas chamadas de função das funções responsáveis pela paginação, pelo detalhar do anuncio </text:span><text:span text:style-name="T12">e pela ativação/desativação do anuncio.</text:span></text:p>
        </text:list-item>
        <text:list-item>
          <text:p text:style-name="P23"><text:soft-page-break/><text:span text:style-name="T3">criar_form() - função responsável </text:span><text:span text:style-name="T13">pela ativação/desativação do anuncio,</text:span><text:span text:style-name="T3"> cria o form que trata da ativação/desativação do anuncio,o mesmo contem o id do anuncio que é invisível ao utilizador, uma caixa de texto para descrição do porque da ativação ou desativação do anuncio e um botão de submissão que é de ativação ou desativação consoante o estado do anuncio no momento, após o preenchimento do mesmo por parte do utilizador os dados são serializados e <text:s/>enviados ao servidor, por fim o utilizador é alertado do estado em que o anuncio passou a ter.</text:span></text:p>
        </text:list-item>
        <text:list-item>
          <text:p text:style-name="P14"><text:span text:style-name="T12">mensagem(aid, id_anun) - <text:s/></text:span><text:span text:style-name="T13">função responsável por envio das mensagens para um anuncio, cria o form que contem o aid do destinatário que é invisível ao utilizador, o nome do remetente, a mensagem e um botão de submissão, após o preenchimento do mesmo por parte do utilizador os dados são serializados e enviados ao servidor através de um pedido POST </text:span><text:span text:style-name="T16">com o aid do anuncio</text:span><text:span text:style-name="T13">.</text:span></text:p>
        </text:list-item>
        <text:list-item>
          <text:p text:style-name="P15"><text:span text:style-name="T13">u</text:span><text:span text:style-name="T14">tilizador_registado(aid) – função responsável por apresentar a interface de utilizador registado, isto é, ao visualizar um anuncio pode optar por esta interface <text:s/>e ver as mensagens encaminhadas para o aid do anuncio em questão, a função recebe o aid de um anuncio, faz um pedido </text:span><text:span text:style-name="T16">POST</text:span><text:span text:style-name="T14"> e com <text:s/>os dados recebidos lista as mensagens que foram encaminahdas para aquele aid.</text:span></text:p>
        </text:list-item>
        <text:list-item>
          <text:p text:style-name="P24"><text:span text:style-name="T3">paginação(objeto,pagina,colunas) – função que contem um algoritmo de paginação, recebe como argumentos um objeto contendo os anúncios, a pagina que queremos obter e colunas que neste caso são o numero de anúncios por pagina(sempre 4) , a função calcula o numero de paginas necessárias para satisfazer os 4 anúncios por pagina e retorna um objeto com os anúncios da pagina enviada como argumento e o numero total de paginas.</text:span></text:p>
        </text:list-item>
      </text:list>
      <text:p text:style-name="P25"><text:span text:style-name="T3"/></text:p>
      <text:list xml:id="list710089824" text:style-name="L7">
        <text:list-item>
          <text:p text:style-name="P4">Algumas considerações</text:p>
        </text:list-item>
      </text:list>
      <text:p text:style-name="P5">-É possível enviar mensagens para um anuncio através dos destaques, listagem de anúncios ou mesmo através da gestão da plataforma.</text:p>
      <text:p text:style-name="P16"><text:span text:style-name="T14">-</text:span><text:span text:style-name="T15">Para aceder </text:span><text:span text:style-name="T16">à</text:span><text:span text:style-name="T15"> interface de utilizador registado criei um botão que é possível clicar sempre que um anuncio é detalhado excepto nos destaques.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list xml:id="list3886066985" text:style-name="L8">
        <text:list-item>
          <text:p text:style-name="P26"><text:soft-page-break/><text:span text:style-name="T3">Conclusões</text:span></text:p>
        </text:list-item>
      </text:list>
      <text:p text:style-name="P17"><text:span text:style-name="T15">Não estava nada há espera de me divertir tanto a realizar este trabalho, nem o quão desafiante seria desenvolver um trabalho do género, foram </text:span><text:span text:style-name="T16">algumas</text:span><text:span text:style-name="T15"> as dificuldades que encontrei ao longo do desenvolvimento mas a maior parte delas foram respondidas através das atividades realizadas nas aulas práticas, nas aulas teóricas ou mesmo através do professor.</text:span></text:p>
      <text:p text:style-name="P27"><text:span text:style-name="T3">Considero que fiz mal em tratar da paginação em ultimo pois foi o único ponto em que ainda não tinha qualquer experiência e acabei por ter de estar a adaptar o código à mesma.</text:span></text:p>
      <text:p text:style-name="P27"><text:span text:style-name="T3">Em suma considero que fiz um bom trabalho pois acredito ter conseguido tratar de todos os pontos propostos pelo professor e é sem duvida gratificante ter uma experiência em que vemos aquele que é o resultado do nosso trabalho à medida que vamos programando.</text:span></text:p>
      <text:p text:style-name="P27"><text:span text:style-name="T3"/></text:p>
      <text:p text:style-name="P5"><text:span text:style-name="T18"><text:s/></text:span></text:p>
      <text:p text:style-name="P5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11:56:00.424516394</meta:creation-date>
    <dc:date>2022-11-13T14:37:16.735320020</dc:date>
    <meta:editing-duration>PT19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31" meta:word-count="1146" meta:character-count="7208" meta:non-whitespace-character-count="6096"/>
  </office:meta>
</office:document-meta>
</file>